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e4c5" officeooo:paragraph-rsid="0016e4c5"/>
    </style:style>
    <style:style style:name="P2" style:family="paragraph" style:parent-style-name="Standard">
      <style:paragraph-properties fo:text-align="center" style:justify-single-word="false"/>
      <style:text-properties officeooo:rsid="0016e4c5" officeooo:paragraph-rsid="0016e4c5"/>
    </style:style>
    <style:style style:name="P3" style:family="paragraph" style:parent-style-name="Standard" style:list-style-name="L1">
      <style:text-properties officeooo:rsid="0016e4c5" officeooo:paragraph-rsid="0016e4c5"/>
    </style:style>
    <style:style style:name="P4" style:family="paragraph" style:parent-style-name="Standard">
      <style:paragraph-properties fo:text-align="center" style:justify-single-word="false"/>
      <style:text-properties fo:font-size="24pt" officeooo:rsid="0016e4c5" officeooo:paragraph-rsid="0016e4c5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e4c5" officeooo:paragraph-rsid="0016e4c5" style:font-size-asian="24pt" style:font-weight-asian="bold" style:font-size-complex="24pt" style:font-weight-complex="bold"/>
    </style:style>
    <style:style style:name="P6" style:family="paragraph" style:parent-style-name="Standard">
      <style:text-properties fo:font-style="italic" officeooo:rsid="0016e4c5" officeooo:paragraph-rsid="0016e4c5" style:font-style-asian="italic" style:font-style-complex="italic"/>
    </style:style>
    <style:style style:name="P7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16e4c5" officeooo:paragraph-rsid="0016e4c5" style:font-weight-asian="bold" style:font-weight-complex="bold"/>
    </style:style>
    <style:style style:name="P8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19e9ac" officeooo:paragraph-rsid="0019e9ac" style:font-weight-asian="bold" style:font-weight-complex="bold"/>
    </style:style>
    <style:style style:name="P9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6e4c5" officeooo:paragraph-rsid="0016e4c5" style:font-weight-asian="bold" style:font-weight-complex="bold"/>
    </style:style>
    <style:style style:name="P10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9e9ac" officeooo:paragraph-rsid="0019e9ac" style:font-weight-asian="bold" style:font-weight-complex="bold"/>
    </style:style>
    <style:style style:name="P11" style:family="paragraph" style:parent-style-name="Standard" style:list-style-name="L1">
      <style:text-properties fo:font-weight="bold" officeooo:rsid="0016e4c5" officeooo:paragraph-rsid="0016e4c5" style:font-weight-asian="bold" style:font-weight-complex="bold"/>
    </style:style>
    <style:style style:name="P12" style:family="paragraph" style:parent-style-name="Standard" style:list-style-name="L1">
      <style:text-properties fo:font-weight="bold" officeooo:rsid="00183686" officeooo:paragraph-rsid="00183686" style:font-weight-asian="bold" style:font-weight-complex="bold"/>
    </style:style>
    <style:style style:name="P13" style:family="paragraph" style:parent-style-name="Standard" style:list-style-name="L1">
      <style:text-properties fo:font-weight="bold" officeooo:rsid="001a5ff1" officeooo:paragraph-rsid="001a5ff1" style:font-weight-asian="bold" style:font-weight-complex="bold"/>
    </style:style>
    <style:style style:name="P14" style:family="paragraph" style:parent-style-name="Standard" style:list-style-name="L1">
      <style:text-properties officeooo:paragraph-rsid="0016e4c5"/>
    </style:style>
    <style:style style:name="P15" style:family="paragraph" style:parent-style-name="Standard" style:list-style-name="L1">
      <style:text-properties officeooo:rsid="00183686" officeooo:paragraph-rsid="00183686"/>
    </style:style>
    <style:style style:name="P16" style:family="paragraph" style:parent-style-name="Standard" style:list-style-name="">
      <style:text-properties officeooo:rsid="00183686" officeooo:paragraph-rsid="00183686"/>
    </style:style>
    <style:style style:name="P17" style:family="paragraph" style:parent-style-name="Standard" style:list-style-name="L1">
      <style:text-properties officeooo:rsid="0019e9ac" officeooo:paragraph-rsid="0019e9ac"/>
    </style:style>
    <style:style style:name="P18" style:family="paragraph" style:parent-style-name="Standard" style:list-style-name="L1">
      <style:text-properties officeooo:rsid="001a5ff1" officeooo:paragraph-rsid="001a5ff1"/>
    </style:style>
    <style:style style:name="P19" style:family="paragraph" style:parent-style-name="Standard" style:list-style-name="L1">
      <style:text-properties officeooo:rsid="001a8770" officeooo:paragraph-rsid="001a8770"/>
    </style:style>
    <style:style style:name="P20" style:family="paragraph" style:parent-style-name="Standard" style:list-style-name="L1">
      <style:paragraph-properties fo:break-before="page"/>
      <style:text-properties fo:font-size="14pt" style:text-underline-style="solid" style:text-underline-width="auto" style:text-underline-color="font-color" fo:font-weight="bold" officeooo:rsid="00183686" officeooo:paragraph-rsid="00183686" style:font-weight-asian="bold" style:font-weight-complex="bold"/>
    </style:style>
    <style:style style:name="T1" style:family="text">
      <style:text-properties officeooo:rsid="0016e4c5"/>
    </style:style>
    <style:style style:name="T2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9e9ac"/>
    </style:style>
    <style:style style:name="T5" style:family="text">
      <style:text-properties style:text-position="super 58%"/>
    </style:style>
    <style:style style:name="T6" style:family="text">
      <style:text-properties officeooo:rsid="001a8770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équence 2</text:span></text:p>
      <text:p text:style-name="P4"><text:span text:style-name="T3">Séance 1 : L’Asie du Sud et de l’Est</text:span></text:p>
      <text:p text:style-name="P5">Les effets de la population et de la croissance</text:p>
      <text:p text:style-name="P1"/>
      <text:p text:style-name="P6">Existe-t-il une relation entre croissance démographique et croissance économique </text:p>
      <text:p text:style-name="P1"/>
      <text:p text:style-name="P1"/>
      <text:list xml:id="list7883712097532380701" text:style-name="L1">
        <text:list-item>
          <text:p text:style-name="P9">Les États face à des enjeux démographiques</text:p>
          <text:list>
            <text:list-item>
              <text:p text:style-name="P7">Une croissance démographique inégale dans une aire fortement peuplée</text:p>
              <text:list>
                <text:list-item>
                  <text:p text:style-name="P11">Une population importante </text:p>
                  <text:list>
                    <text:list-item>
                      <text:p text:style-name="P3">3,8M d’habitants → 55 % population mondiale sur 17 % des terres émergées </text:p>
                    </text:list-item>
                    <text:list-item>
                      <text:p text:style-name="P3">Deux géants démographiques : </text:p>
                      <text:list>
                        <text:list-item>
                          <text:p text:style-name="P14"><text:span text:style-name="T1">Chine 1,3M d’habitants </text:span></text:p>
                        </text:list-item>
                        <text:list-item>
                          <text:p text:style-name="P14"><text:span text:style-name="T1">Inde 1,2M d’habitants </text:span></text:p>
                          <text:p text:style-name="P14"><text:span text:style-name="T1">D’ici 2030, l’Inde devrait dépasser la Chine </text:span></text:p>
                        </text:list-item>
                      </text:list>
                    </text:list-item>
                    <text:list-item>
                      <text:p text:style-name="P3">Densités de population très importantes </text:p>
                      <text:list>
                        <text:list-header>
                          <text:p text:style-name="P3">Surtout dans les littoraux </text:p>
                          <text:p text:style-name="P3">Et là où il y a la mousson </text:p>
                          <text:list>
                            <text:list-header>
                              <text:p text:style-name="P3">C’est un vent apportant de très fortes pluies </text:p>
                            </text:list-header>
                          </text:list>
                          <text:p text:style-name="P3">Supérieure à 1000 hab/km² </text:p>
                          <text:p text:style-name="P3">Moyenne : 140 hab/km² </text:p>
                        </text:list-header>
                        <text:list-item>
                          <text:p text:style-name="P15">Bangladesh, Singapour </text:p>
                        </text:list-item>
                      </text:list>
                    </text:list-item>
                  </text:list>
                </text:list-item>
                <text:list-item>
                  <text:p text:style-name="P12">Une croissance démographique inégale </text:p>
                  <text:list>
                    <text:list-item>
                      <text:p text:style-name="P15">Pour certains pays, la croissance démographique est très élevée </text:p>
                      <text:list>
                        <text:list-item>
                          <text:p text:style-name="P15">Inde, Cambodge, Indonésie, Philippines </text:p>
                        </text:list-item>
                        <text:list-item>
                          <text:p text:style-name="P15">Dans les pays pauvres, taux de fécondité élevé </text:p>
                          <text:list>
                            <text:list-header>
                              <text:p text:style-name="P15">3,4% au Laos </text:p>
                            </text:list-header>
                          </text:list>
                          <text:p text:style-name="P15">Car il y a aussi une forte mortalité </text:p>
                        </text:list-item>
                      </text:list>
                    </text:list-item>
                    <text:list-item>
                      <text:p text:style-name="P15">Dans d’autres, on a un taux très bas </text:p>
                      <text:list>
                        <text:list-item>
                          <text:p text:style-name="P15">Chine, à cause de la politique de l’enfant unique </text:p>
                          <text:list>
                            <text:list-header>
                              <text:p text:style-name="P15">Cette politique est abandonnée, bien que les chinois ne sont pas prêt à ré-augmenter la population </text:p>
                            </text:list-header>
                          </text:list>
                        </text:list-item>
                        <text:list-item>
                          <text:p text:style-name="P15">Japon, Singapour, Thaïlande </text:p>
                          <text:p text:style-name="P15">Ils ont terminé leur transition démographique </text:p>
                        </text:list-item>
                        <text:list-item>
                          <text:p text:style-name="P15">Conséquence : vieillissement de la population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35847331521199" text:continue-numbering="true" text:style-name="L1">
        <text:list-item>
          <text:list>
            <text:list-item>
              <text:p text:style-name="P20">Une urbanisation massive et rapide</text:p>
              <text:list>
                <text:list-item>
                  <text:p text:style-name="P15"><text:span text:style-name="T4">2010, population urbaine : 1,5M d’hab </text:span></text:p>
                </text:list-item>
                <text:list-item>
                  <text:p text:style-name="P17">On est en transition urbaine </text:p>
                  <text:list>
                    <text:list-header>
                      <text:p text:style-name="P17">= processus auquel une population rurale devient urbaine en raison d’un important exode rural </text:p>
                    </text:list-header>
                  </text:list>
                </text:list-item>
                <text:list-item>
                  <text:p text:style-name="P17">Encore aujourd’hui, elle ne cesse d’augmenter </text:p>
                  <text:list>
                    <text:list-item>
                      <text:p text:style-name="P17">40 % de la population </text:p>
                    </text:list-item>
                    <text:list-item>
                      <text:p text:style-name="P17">D’ici 2050, on estime 65 % d’urbains </text:p>
                    </text:list-item>
                  </text:list>
                </text:list-item>
                <text:list-item>
                  <text:p text:style-name="P17">Par pays (2012-2013) :</text:p>
                  <text:list>
                    <text:list-item>
                      <text:p text:style-name="P17">Corée du Sud : 83 % </text:p>
                    </text:list-item>
                    <text:list-item>
                      <text:p text:style-name="P17">Japon : 92 % </text:p>
                    </text:list-item>
                    <text:list-item>
                      <text:p text:style-name="P17">Malaisie : 73 % </text:p>
                    </text:list-item>
                    <text:list-item>
                      <text:p text:style-name="P17">Chine : 52 %</text:p>
                      <text:list>
                        <text:list-header>
                          <text:p text:style-name="P17">Au delà de 50 % depuis 2011 </text:p>
                        </text:list-header>
                      </text:list>
                    </text:list-item>
                  </text:list>
                </text:list-item>
                <text:list-item>
                  <text:p text:style-name="P17">Problèmes :</text:p>
                  <text:list>
                    <text:list-item>
                      <text:p text:style-name="P17">La place, la qualité des constructions, la pollution, l’assainissement en eau </text:p>
                    </text:list-item>
                    <text:list-item>
                      <text:p text:style-name="P17">Pas assez d’écoles, et qui sont très chères </text:p>
                    </text:list-item>
                    <text:list-item>
                      <text:p text:style-name="P17">Développement de bidonvilles </text:p>
                    </text:list-item>
                  </text:list>
                </text:list-item>
                <text:list-item>
                  <text:p text:style-name="P17">Certains cherchent des solutions </text:p>
                  <text:list>
                    <text:list-item>
                      <text:p text:style-name="P17">Chine : création de villes petites et moyennes dans les zones rurales </text:p>
                    </text:list-item>
                  </text:list>
                </text:list-item>
              </text:list>
            </text:list-item>
          </text:list>
          <text:p text:style-name="P17"/>
        </text:list-item>
        <text:list-item>
          <text:p text:style-name="P10">Une émergence économique récente et spectaculaire</text:p>
          <text:list>
            <text:list-item>
              <text:p text:style-name="P8">Des décollages économiques successifs</text:p>
              <text:list>
                <text:list-item>
                  <text:p text:style-name="P13">Un développement en « vol d’oies sauvages » </text:p>
                  <text:list>
                    <text:list-item>
                      <text:p text:style-name="P18">C’est un décollage successif </text:p>
                    </text:list-item>
                    <text:list-item>
                      <text:p text:style-name="P18">D’abord le Japon </text:p>
                      <text:list>
                        <text:list-item>
                          <text:p text:style-name="P18">Après la 2<text:span text:style-name="T5">e</text:span> GM, y’a une ouverture du Japon, et un investissement américain </text:p>
                        </text:list-item>
                        <text:list-item>
                          <text:p text:style-name="P18">Des conglomérats et le MITI (Ministère de l’Industrie et de la Technologie) </text:p>
                        </text:list-item>
                        <text:list-item>
                          <text:p text:style-name="P18"><text:span text:style-name="T6">D</text:span>es Keiretsu (énormes conglomérats d’entreprises) </text:p>
                          <text:list>
                            <text:list-header>
                              <text:p text:style-name="P19">Exemple : L’entreprise Mitsubishi fait à la fois : banque, automobile, électronique, …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3:08:02.086000000</meta:creation-date>
    <dc:date>2019-05-27T13:58:45.277000000</dc:date>
    <meta:editing-duration>PT9M3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59" meta:word-count="435" meta:character-count="2452" meta:non-whitespace-character-count="2081"/>
  </office:meta>
</office:document-meta>
</file>